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3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5" style:family="paragraph" style:parent-style-name="Preformatted_20_Text">
      <style:paragraph-properties fo:orphans="2" fo:widows="2"/>
    </style:style>
    <style:style style:name="T1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 http://meyerweb.com/eric/tools/css/reset/ </text:p>
      <text:p text:style-name="P4"><text:s text:c="3"/><text:span text:style-name="T1">v2.0 | 20110126</text:span></text:p>
      <text:p text:style-name="P4"><text:s text:c="3"/><text:span text:style-name="T1">License: none (public domain)</text:span></text:p>
      <text:p text:style-name="P2">*/</text:p>
      <text:p text:style-name="P5"/>
      <text:p text:style-name="P2">html, body, div, span, applet, object, iframe,</text:p>
      <text:p text:style-name="P2">h1, h2, h3, h4, h5, h6, p, blockquote, pre,</text:p>
      <text:p text:style-name="P2">a, abbr, acronym, address, big, cite, code,</text:p>
      <text:p text:style-name="P2">del, dfn, em, img, ins, kbd, q, s, samp,</text:p>
      <text:p text:style-name="P2">small, strike, strong, sub, sup, tt, var,</text:p>
      <text:p text:style-name="P2">b, u, i, center,</text:p>
      <text:p text:style-name="P2">dl, dt, dd, ol, ul, li,</text:p>
      <text:p text:style-name="P2">fieldset, form, label, legend,</text:p>
      <text:p text:style-name="P2">table, caption, tbody, tfoot, thead, tr, th, td,</text:p>
      <text:p text:style-name="P2">article, aside, canvas, details, embed, </text:p>
      <text:p text:style-name="P2">figure, figcaption, footer, header, hgroup, </text:p>
      <text:p text:style-name="P2">menu, nav, output, ruby, section, summary,</text:p>
      <text:p text:style-name="P2">time, mark, audio, video {</text:p>
      <text:p text:style-name="P4"><text:s text:c="8"/><text:span text:style-name="T1">margin: 0;</text:span></text:p>
      <text:p text:style-name="P4"><text:s text:c="8"/><text:span text:style-name="T1">padding: 0;</text:span></text:p>
      <text:p text:style-name="P4"><text:s text:c="8"/><text:span text:style-name="T1">border: 0;</text:span></text:p>
      <text:p text:style-name="P4"><text:s text:c="8"/><text:span text:style-name="T1">font-size: 100%;</text:span></text:p>
      <text:p text:style-name="P4"><text:s text:c="8"/><text:span text:style-name="T1">font: inherit;</text:span></text:p>
      <text:p text:style-name="P4"><text:s text:c="8"/><text:span text:style-name="T1">vertical-align: baseline;</text:span></text:p>
      <text:p text:style-name="P2">}</text:p>
      <text:p text:style-name="P2">/* HTML5 display-role reset for older browsers */</text:p>
      <text:p text:style-name="P2">article, aside, details, figcaption, figure, </text:p>
      <text:p text:style-name="P2">footer, header, hgroup, menu, nav, section {</text:p>
      <text:p text:style-name="P4"><text:s text:c="8"/><text:span text:style-name="T1">display: block;</text:span></text:p>
      <text:p text:style-name="P2">}</text:p>
      <text:p text:style-name="P2">body {</text:p>
      <text:p text:style-name="P4"><text:s text:c="8"/><text:span text:style-name="T1">line-height: 1;</text:span></text:p>
      <text:p text:style-name="P2">}</text:p>
      <text:p text:style-name="P2">ol, ul {</text:p>
      <text:p text:style-name="P4"><text:s text:c="8"/><text:span text:style-name="T1">list-style: none;</text:span></text:p>
      <text:p text:style-name="P2">}</text:p>
      <text:p text:style-name="P2">blockquote, q {</text:p>
      <text:p text:style-name="P4"><text:s text:c="8"/><text:span text:style-name="T1">quotes: none;</text:span></text:p>
      <text:p text:style-name="P2">}</text:p>
      <text:p text:style-name="P2">blockquote:before, blockquote:after,</text:p>
      <text:p text:style-name="P2">q:before, q:after {</text:p>
      <text:p text:style-name="P4"><text:s text:c="8"/><text:span text:style-name="T1">content: '';</text:span></text:p>
      <text:p text:style-name="P4"><text:s text:c="8"/><text:span text:style-name="T1">content: none;</text:span></text:p>
      <text:p text:style-name="P2">}</text:p>
      <text:p text:style-name="P2">table {</text:p>
      <text:p text:style-name="P4"><text:s text:c="8"/><text:span text:style-name="T1">border-collapse: collapse;</text:span></text:p>
      <text:p text:style-name="P4"><text:s text:c="8"/><text:span text:style-name="T1">border-spacing: 0;</text:span></text:p>
      <text:p text:style-name="P3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19:36:22.657195823</meta:creation-date>
    <dc:date>2022-10-31T19:37:30.616548934</dc:date>
    <meta:editing-duration>PT1M8S</meta:editing-duration>
    <meta:editing-cycles>1</meta:editing-cycles>
    <meta:document-statistic meta:table-count="0" meta:image-count="0" meta:object-count="0" meta:page-count="1" meta:paragraph-count="47" meta:word-count="162" meta:character-count="1143" meta:non-whitespace-character-count="906"/>
    <meta:generator>LibreOffice/7.3.6.2$Linux_X86_64 LibreOffice_project/30$Build-2</meta:generator>
  </office:meta>
</office:document-meta>
</file>